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" svg:font-family=""/>
    <style:font-face style:name="Arial" svg:font-family="Arial"/>
  </office:font-face-decls>
  <office:automatic-styles>
    <style:style style:name="T1" style:family="text">
      <style:text-properties/>
    </style:style>
    <style:style style:name="T2" style:family="text">
      <style:text-properties/>
    </style:style>
    <style:style style:name="T3" style:family="text">
      <style:text-properties/>
    </style:style>
    <style:style style:name="T4" style:family="text">
      <style:text-properties/>
    </style:style>
    <style:style style:name="T5" style:family="text">
      <style:text-properties/>
    </style:style>
    <style:style style:name="T6" style:family="text">
      <style:text-properties/>
    </style:style>
    <style:style style:name="T7" style:family="text">
      <style:text-properties/>
    </style:style>
    <style:style style:name="T8" style:family="text">
      <style:text-properties/>
    </style:style>
    <style:style style:name="T9" style:family="text">
      <style:text-properties/>
    </style:style>
    <style:style style:name="T10" style:family="text">
      <style:text-properties/>
    </style:style>
    <style:style style:name="T11" style:family="text">
      <style:text-properties/>
    </style:style>
    <style:style style:name="T12" style:family="text">
      <style:text-properties/>
    </style:style>
    <style:style style:name="T13" style:family="text">
      <style:text-properties/>
    </style:style>
    <style:style style:name="T14" style:family="text">
      <style:text-properties/>
    </style:style>
    <style:style style:name="T15" style:family="text">
      <style:text-properties/>
    </style:style>
    <style:style style:name="T16" style:family="text">
      <style:text-properties/>
    </style:style>
    <style:style style:name="T17" style:family="text">
      <style:text-properties/>
    </style:style>
    <style:style style:name="T18" style:family="text">
      <style:text-properties/>
    </style:style>
    <style:style style:name="T19" style:family="text">
      <style:text-properties/>
    </style:style>
    <style:style style:name="T20" style:family="text">
      <style:text-properties/>
    </style:style>
    <style:style style:name="T21" style:family="text">
      <style:text-properties/>
    </style:style>
    <style:style style:name="T22" style:family="text">
      <style:text-properties/>
    </style:style>
    <style:style style:name="T23" style:family="text">
      <style:text-properties/>
    </style:style>
    <style:style style:name="T24" style:family="text">
      <style:text-properties/>
    </style:style>
    <style:style style:name="T25" style:family="text">
      <style:text-properties/>
    </style:style>
    <style:style style:name="T26" style:family="text">
      <style:text-properties/>
    </style:style>
    <style:style style:name="T27" style:family="text">
      <style:text-properties/>
    </style:style>
    <style:style style:name="T28" style:family="text">
      <style:text-properties/>
    </style:style>
    <style:style style:name="T29" style:family="text">
      <style:text-properties/>
    </style:style>
    <style:style style:name="T30" style:family="text">
      <style:text-properties/>
    </style:style>
    <style:style style:name="T31" style:family="text">
      <style:text-properties/>
    </style:style>
    <style:style style:name="T32" style:family="text">
      <style:text-properties/>
    </style:style>
    <style:style style:name="T33" style:family="text">
      <style:text-properties/>
    </style:style>
    <style:style style:name="T34" style:family="text">
      <style:text-properties/>
    </style:style>
    <style:style style:name="T35" style:family="text">
      <style:text-properties/>
    </style:style>
    <style:style style:name="T36" style:family="text">
      <style:text-properties/>
    </style:style>
    <style:style style:name="T37" style:family="text">
      <style:text-properties/>
    </style:style>
    <style:style style:name="T38" style:family="text">
      <style:text-properties/>
    </style:style>
    <style:style style:name="T39" style:family="text">
      <style:text-properties/>
    </style:style>
    <style:style style:name="T40" style:family="text">
      <style:text-properties/>
    </style:style>
    <style:style style:name="T41" style:family="text">
      <style:text-properties/>
    </style:style>
    <style:style style:name="T42" style:family="text">
      <style:text-properties/>
    </style:style>
    <style:style style:name="T43" style:family="text">
      <style:text-properties/>
    </style:style>
    <style:style style:name="T44" style:family="text">
      <style:text-properties/>
    </style:style>
    <style:style style:name="T45" style:family="text">
      <style:text-properties/>
    </style:style>
    <style:style style:name="T46" style:family="text">
      <style:text-properties/>
    </style:style>
    <style:style style:name="T47" style:family="text">
      <style:text-properties/>
    </style:style>
    <style:style style:name="T48" style:family="text">
      <style:text-properties/>
    </style:style>
    <style:style style:name="T49" style:family="text">
      <style:text-properties/>
    </style:style>
    <style:style style:name="T50" style:family="text">
      <style:text-properties/>
    </style:style>
    <style:style style:name="T51" style:family="text">
      <style:text-properties/>
    </style:style>
    <style:style style:name="T52" style:family="text">
      <style:text-properties/>
    </style:style>
    <style:style style:name="T53" style:family="text">
      <style:text-properties/>
    </style:style>
    <style:style style:name="T54" style:family="text">
      <style:text-properties/>
    </style:style>
    <style:style style:name="T55" style:family="text">
      <style:text-properties/>
    </style:style>
    <style:style style:name="T56" style:family="text">
      <style:text-properties/>
    </style:style>
    <style:style style:name="T57" style:family="text">
      <style:text-properties/>
    </style:style>
    <style:style style:name="T58" style:family="text">
      <style:text-properties/>
    </style:style>
    <style:style style:name="T59" style:family="text">
      <style:text-properties/>
    </style:style>
    <style:style style:name="T60" style:family="text">
      <style:text-properties/>
    </style:style>
    <style:style style:name="T61" style:family="text">
      <style:text-properties/>
    </style:style>
    <style:style style:name="T62" style:family="text">
      <style:text-properties/>
    </style:style>
    <style:style style:name="T63" style:family="text">
      <style:text-properties/>
    </style:style>
    <style:style style:name="T64" style:family="text">
      <style:text-properties/>
    </style:style>
    <style:style style:name="T65" style:family="text">
      <style:text-properties/>
    </style:style>
    <style:style style:name="T66" style:family="text">
      <style:text-properties/>
    </style:style>
    <style:style style:name="T67" style:family="text">
      <style:text-properties/>
    </style:style>
    <style:style style:name="T68" style:family="text">
      <style:text-properties/>
    </style:style>
    <style:style style:name="T69" style:family="text">
      <style:text-properties/>
    </style:style>
    <style:style style:name="T70" style:family="text">
      <style:text-properties/>
    </style:style>
    <style:style style:name="T71" style:family="text">
      <style:text-properties/>
    </style:style>
    <style:style style:name="T72" style:family="text">
      <style:text-properties/>
    </style:style>
    <style:style style:name="T73" style:family="text">
      <style:text-properties/>
    </style:style>
    <style:style style:name="T74" style:family="text">
      <style:text-properties/>
    </style:style>
    <style:style style:name="T75" style:family="text">
      <style:text-properties/>
    </style:style>
    <style:style style:name="T76" style:family="text">
      <style:text-properties/>
    </style:style>
    <style:style style:name="T77" style:family="text">
      <style:text-properties/>
    </style:style>
    <style:style style:name="T78" style:family="text">
      <style:text-properties/>
    </style:style>
    <style:style style:name="T79" style:family="text">
      <style:text-properties/>
    </style:style>
    <style:style style:name="T80" style:family="text">
      <style:text-properties/>
    </style:style>
    <style:style style:name="T81" style:family="text">
      <style:text-properties/>
    </style:style>
    <style:style style:name="T82" style:family="text">
      <style:text-properties/>
    </style:style>
    <style:style style:name="T83" style:family="text">
      <style:text-properties/>
    </style:style>
    <style:style style:name="T84" style:family="text">
      <style:text-properties/>
    </style:style>
    <style:style style:name="T85" style:family="text">
      <style:text-properties/>
    </style:style>
    <style:style style:name="T86" style:family="text">
      <style:text-properties/>
    </style:style>
    <style:style style:name="T87" style:family="text">
      <style:text-properties/>
    </style:style>
    <style:style style:name="T88" style:family="text">
      <style:text-properties/>
    </style:style>
    <style:style style:name="T89" style:family="text">
      <style:text-properties/>
    </style:style>
    <style:style style:name="T90" style:family="text">
      <style:text-properties/>
    </style:style>
    <style:style style:name="T91" style:family="text">
      <style:text-properties/>
    </style:style>
    <style:style style:name="T92" style:family="text">
      <style:text-properties/>
    </style:style>
    <style:style style:name="T93" style:family="text">
      <style:text-properties/>
    </style:style>
    <style:style style:name="T94" style:family="text">
      <style:text-properties/>
    </style:style>
    <style:style style:name="T95" style:family="text">
      <style:text-properties/>
    </style:style>
    <style:style style:name="T96" style:family="text">
      <style:text-properties/>
    </style:style>
    <style:style style:name="T97" style:family="text">
      <style:text-properties/>
    </style:style>
    <style:style style:name="T98" style:family="text">
      <style:text-properties/>
    </style:style>
    <style:style style:name="T99" style:family="text">
      <style:text-properties/>
    </style:style>
    <style:style style:name="T100" style:family="text">
      <style:text-properties/>
    </style:style>
    <style:style style:name="T101" style:family="text">
      <style:text-properties/>
    </style:style>
    <style:style style:name="T102" style:family="text">
      <style:text-properties/>
    </style:style>
    <style:style style:name="T103" style:family="text">
      <style:text-properties/>
    </style:style>
    <style:style style:name="T104" style:family="text">
      <style:text-properties/>
    </style:style>
    <style:style style:name="T105" style:family="text">
      <style:text-properties/>
    </style:style>
    <style:style style:name="T106" style:family="text">
      <style:text-properties/>
    </style:style>
    <style:style style:name="T107" style:family="text">
      <style:text-properties/>
    </style:style>
    <style:style style:name="T108" style:family="text">
      <style:text-properties/>
    </style:style>
    <style:style style:name="T109" style:family="text">
      <style:text-properties/>
    </style:style>
    <style:style style:name="T110" style:family="text">
      <style:text-properties/>
    </style:style>
    <style:style style:name="T111" style:family="text">
      <style:text-properties/>
    </style:style>
    <style:style style:name="T112" style:family="text">
      <style:text-properties/>
    </style:style>
    <style:style style:name="T113" style:family="text">
      <style:text-properties/>
    </style:style>
    <style:style style:name="T114" style:family="text">
      <style:text-properties/>
    </style:style>
    <style:style style:name="P1" style:family="paragraph" style:parent-style-name="Standard" style:master-page-name="Standard">
      <style:paragraph-properties style:page-number="auto"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><text:span text:style-name="T1">سُورَةُ الفاتحة</text:span></text:p>
        <text:p><text:span text:style-name="T2">سُورَةُ البقرة</text:span></text:p>
        <text:p><text:span text:style-name="T3">سُورَةُ آل عمران</text:span></text:p>
        <text:p><text:span text:style-name="T4">سُورَةُ النساء</text:span></text:p>
        <text:p><text:span text:style-name="T5">سُورَةُ المائدة</text:span></text:p>
        <text:p><text:span text:style-name="T6">سُورَةُ الأنعام</text:span></text:p>
        <text:p><text:span text:style-name="T7">سُورَةُ الأعراف</text:span></text:p>
        <text:p><text:span text:style-name="T8">سُورَةُ الأنفال</text:span></text:p>
        <text:p><text:span text:style-name="T9">سُورَةُ التوبة</text:span></text:p>
        <text:p><text:span text:style-name="T10">سُورَةُ يونس</text:span></text:p>
        <text:p><text:span text:style-name="T11">سُورَةُ هود</text:span></text:p>
        <text:p><text:span text:style-name="T12">سُورَةُ يوسف</text:span></text:p>
        <text:p><text:span text:style-name="T13">سُورَةُ الرعد</text:span></text:p>
        <text:p><text:span text:style-name="T14">سُورَةُ ابراهيم</text:span></text:p>
        <text:p><text:span text:style-name="T15">سُورَةُ الحجر</text:span></text:p>
        <text:p><text:span text:style-name="T16">سُورَةُ النحل</text:span></text:p>
        <text:p><text:span text:style-name="T17">سُورَةُ الإسراء</text:span></text:p>
        <text:p><text:span text:style-name="T18">سُورَةُ الكهف</text:span></text:p>
        <text:p><text:span text:style-name="T19">سُورَةُ مريم</text:span></text:p>
        <text:p><text:span text:style-name="T20">سُورَةُ طه</text:span></text:p>
        <text:p><text:span text:style-name="T21">سُورَةُ الأنبياء</text:span></text:p>
        <text:p><text:span text:style-name="T22">سُورَةُ الحج</text:span></text:p>
        <text:p><text:span text:style-name="T23">سُورَةُ المؤمنون</text:span></text:p>
        <text:p><text:span text:style-name="T24">سُورَةُ النور</text:span></text:p>
        <text:p><text:span text:style-name="T25">سُورَةُ الفرقان</text:span></text:p>
        <text:p><text:span text:style-name="T26">سُورَةُ الشعراء</text:span></text:p>
        <text:p><text:span text:style-name="T27">سُورَةُ النمل</text:span></text:p>
        <text:p><text:span text:style-name="T28">سُورَةُ القصص</text:span></text:p>
        <text:p><text:span text:style-name="T29">سُورَةُ العنكبوت</text:span></text:p>
        <text:p><text:span text:style-name="T30">سُورَةُ الروم</text:span></text:p>
        <text:p><text:span text:style-name="T31">سُورَةُ لقمان</text:span></text:p>
        <text:p><text:span text:style-name="T32">سُورَةُ السجدة</text:span></text:p>
        <text:p><text:span text:style-name="T33">سُورَةُ الأحزاب</text:span></text:p>
        <text:p><text:span text:style-name="T34">سُورَةُ سَبَأ</text:span></text:p>
        <text:p><text:span text:style-name="T35">سُورَةُ فاطر</text:span></text:p>
        <text:p><text:span text:style-name="T36">سُورَةُ يس</text:span></text:p>
        <text:p><text:span text:style-name="T37">سُورَةُ الصافات</text:span></text:p>
        <text:p><text:span text:style-name="T38">سُورَةُ ص</text:span></text:p>
        <text:p><text:span text:style-name="T39">سُورَةُ الزمر</text:span></text:p>
        <text:p><text:span text:style-name="T40">سُورَةُ غافر</text:span></text:p>
        <text:p><text:span text:style-name="T41">سُورَةُ فصلت</text:span></text:p>
        <text:p><text:span text:style-name="T42">سُورَةُ الشورى</text:span></text:p>
        <text:p><text:span text:style-name="T43">سُورَةُ الزخرف</text:span></text:p>
        <text:p><text:span text:style-name="T44">سُورَةُ الدخان</text:span></text:p>
        <text:p><text:span text:style-name="T45">سُورَةُ الجاثية</text:span></text:p>
        <text:p><text:span text:style-name="T46">سُورَةُ الأحقاف</text:span></text:p>
        <text:p><text:span text:style-name="T47">سُورَةُ محمد</text:span></text:p>
        <text:p><text:span text:style-name="T48">سُورَةُ الفتح</text:span></text:p>
        <text:p><text:span text:style-name="T49">سُورَةُ الحجرات</text:span></text:p>
        <text:p><text:span text:style-name="T50">سُورَةُ ق</text:span></text:p>
        <text:p><text:span text:style-name="T51">سُورَةُ الذاريات</text:span></text:p>
        <text:p><text:span text:style-name="T52">سُورَةُ الطور</text:span></text:p>
        <text:p><text:span text:style-name="T53">سُورَةُ النجم</text:span></text:p>
        <text:p><text:span text:style-name="T54">سُورَةُ القمر</text:span></text:p>
        <text:p><text:span text:style-name="T55">سُورَةُ الرحمن</text:span></text:p>
        <text:p><text:span text:style-name="T56">سُورَةُ الواقعة</text:span></text:p>
        <text:p><text:span text:style-name="T57">سُورَةُ الحديد</text:span></text:p>
        <text:p><text:span text:style-name="T58">سُورَةُ المجادلة</text:span></text:p>
        <text:p><text:span text:style-name="T59">سُورَةُ الحشر</text:span></text:p>
        <text:p><text:span text:style-name="T60">سُورَةُ الممتحنة</text:span></text:p>
        <text:p><text:span text:style-name="T61">سُورَةُ الصف</text:span></text:p>
        <text:p><text:span text:style-name="T62">سُورَةُ الجمعة</text:span></text:p>
        <text:p><text:span text:style-name="T63">سُورَةُ المنافقون</text:span></text:p>
        <text:p><text:span text:style-name="T64">سُورَةُ التغابن</text:span></text:p>
        <text:p><text:span text:style-name="T65">سُورَةُ الطلاق</text:span></text:p>
        <text:p><text:span text:style-name="T66">سُورَةُ التحريم</text:span></text:p>
        <text:p><text:span text:style-name="T67">سُورَةُ الملك</text:span></text:p>
        <text:p><text:span text:style-name="T68">سُورَةُ القلم</text:span></text:p>
        <text:p><text:span text:style-name="T69">سُورَةُ الحاقة</text:span></text:p>
        <text:p><text:span text:style-name="T70">سُورَةُ المعارج</text:span></text:p>
        <text:p><text:span text:style-name="T71">سُورَةُ نوح</text:span></text:p>
        <text:p><text:span text:style-name="T72">سُورَةُ الجن</text:span></text:p>
        <text:p><text:span text:style-name="T73">سُورَةُ المزمل</text:span></text:p>
        <text:p><text:span text:style-name="T74">سُورَةُ المدثر</text:span></text:p>
        <text:p><text:span text:style-name="T75">سُورَةُ القيامة</text:span></text:p>
        <text:p><text:span text:style-name="T76">سُورَةُ الانسان</text:span></text:p>
        <text:p><text:span text:style-name="T77">سُورَةُ المرسلات</text:span></text:p>
        <text:p><text:span text:style-name="T78">سُورَةُ النبأ</text:span></text:p>
        <text:p><text:span text:style-name="T79">سُورَةُ النازعات</text:span></text:p>
        <text:p><text:span text:style-name="T80">سُورَةُ عبس</text:span></text:p>
        <text:p><text:span text:style-name="T81">سُورَةُ التكوير</text:span></text:p>
        <text:p><text:span text:style-name="T82">سُورَةُ الإنفطار</text:span></text:p>
        <text:p><text:span text:style-name="T83">سُورَةُ المطففين</text:span></text:p>
        <text:p><text:span text:style-name="T84">سُورَةُ الإنشقاق</text:span></text:p>
        <text:p><text:span text:style-name="T85">سُورَةُ البروج</text:span></text:p>
        <text:p><text:span text:style-name="T86">سُورَةُ الطارق</text:span></text:p>
        <text:p><text:span text:style-name="T87">سُورَةُ الأعلى</text:span></text:p>
        <text:p><text:span text:style-name="T88">سُورَةُ الغاشية</text:span></text:p>
        <text:p><text:span text:style-name="T89">سُورَةُ الفجر</text:span></text:p>
        <text:p><text:span text:style-name="T90">سُورَةُ البلد</text:span></text:p>
        <text:p><text:span text:style-name="T91">سُورَةُ الشمس</text:span></text:p>
        <text:p><text:span text:style-name="T92">سُورَةُ الليل</text:span></text:p>
        <text:p><text:span text:style-name="T93">سُورَةُ الضحى</text:span></text:p>
        <text:p><text:span text:style-name="T94">سُورَةُ الشرح</text:span></text:p>
        <text:p><text:span text:style-name="T95">سُورَةُ التين</text:span></text:p>
        <text:p><text:span text:style-name="T96">سُورَةُ العلق</text:span></text:p>
        <text:p><text:span text:style-name="T97">سُورَةُ القدر</text:span></text:p>
        <text:p><text:span text:style-name="T98">سُورَةُ البينة</text:span></text:p>
        <text:p><text:span text:style-name="T99">سُورَةُ الزلزلة</text:span></text:p>
        <text:p><text:span text:style-name="T100">سُورَةُ العاديات</text:span></text:p>
        <text:p><text:span text:style-name="T101">سُورَةُ القارعة</text:span></text:p>
        <text:p><text:span text:style-name="T102">سُورَةُ التكاثر</text:span></text:p>
        <text:p><text:span text:style-name="T103">سُورَةُ العصر</text:span></text:p>
        <text:p><text:span text:style-name="T104">سُورَةُ الهمزة</text:span></text:p>
        <text:p><text:span text:style-name="T105">سُورَةُ الفيل</text:span></text:p>
        <text:p><text:span text:style-name="T106">سُورَةُ قريش</text:span></text:p>
        <text:p><text:span text:style-name="T107">سُورَةُ الماعون</text:span></text:p>
        <text:p><text:span text:style-name="T108">سُورَةُ الكوثر</text:span></text:p>
        <text:p><text:span text:style-name="T109">سُورَةُ الكافرون</text:span></text:p>
        <text:p><text:span text:style-name="T110">سُورَةُ النصر</text:span></text:p>
        <text:p><text:span text:style-name="T111">سُورَةُ المسد</text:span></text:p>
        <text:p><text:span text:style-name="T112">سُورَةُ الإخلاص</text:span></text:p>
        <text:p><text:span text:style-name="T113">سُورَةُ الفلق</text:span></text:p>
        <text:p><text:span text:style-name="T114">سُورَةُ الناس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19-06-18T16:28:44.000</dc:date>
    <meta:generator>PHPWord</meta:generator>
    <meta:initial-creator/>
    <meta:creation-date>2019-06-18T16:28:44.000</meta:creation-date>
    <meta:keyword/>
    <meta:user-defined meta:name="Category"/>
    <meta:user-defined meta:name="Company"/>
    <meta:user-defined meta:name="Manager"/>
  </office:meta>
</office:document-meta>
</file>